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дозиметра типа </text:span><text:span text:style-name="T10">ДКГ</text:span><text:span text:style-name="T19">-</text:span><text:span text:style-name="T10">АТ2503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5:31.70</dc:date>
    <meta:editing-duration>P3DT6H4M24S</meta:editing-duration>
    <meta:editing-cycles>369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5" meta:character-count="15852"/>
  </office:meta>
</office:document-meta>
</file>